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302cfc" officeooo:paragraph-rsid="00302cfc"/>
    </style:style>
    <style:style style:name="P8" style:family="paragraph" style:parent-style-name="Heading_20_4">
      <style:paragraph-properties fo:break-before="page"/>
      <style:text-properties officeooo:rsid="00302cfc" officeooo:paragraph-rsid="00302cfc"/>
    </style:style>
    <style:style style:name="T1" style:family="text">
      <style:text-properties officeooo:rsid="00036993"/>
    </style:style>
    <style:style style:name="T2" style:family="text">
      <style:text-properties officeooo:rsid="00302c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04adf" style:font-weight-asian="bold" style:font-weight-complex="bold"/>
    </style:style>
    <style:style style:name="T5" style:family="text">
      <style:text-properties officeooo:rsid="00304a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8" text:outline-level="4"><text:span text:style-name="T5">Homebrew</text:span> Packager</text:h>
      <text:p text:style-name="P7">Due to the large probable combinations <text:span text:style-name="T5">ways</text:span> of packaging a <text:span text:style-name="T5">Homebrew</text:span> payload, AutomataCI employs a generic signal approach for developers to assemble the payloads accordingly.</text:p>
      <text:p text:style-name="P7">Hence, in order to create one or more <text:span text:style-name="T5">Homebrew</text:span> package, you need to generate an empty placeholder file as a build output for signaling Package CI Job (see later sub-section) to facilitate <text:span text:style-name="T5">Homebrew</text:span> packaging.</text:p>
      <text:p text:style-name="P7">The filename must consist of “<text:span text:style-name="T3">-</text:span><text:span text:style-name="T4">homebrew</text:span>” in the name section. The file is housed alongside other built outputs in $PROJECT_PATH_BUILD/ directory. Example:</text:p>
      <text:p text:style-name="Frame_20_contents"><text:span text:style-name="T2">$PROJECT_PATH_ROOT/$PROJECT_PATH_BUILD/myproduct</text:span><text:span text:style-name="T3">-</text:span><text:span text:style-name="T4">homebrew</text:span>_any-an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6M37S</meta:editing-duration>
    <meta:editing-cycles>38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6:48:55.804825209</dc:date>
    <dc:creator>Kean Ho Chew</dc:creator>
    <meta:document-statistic meta:table-count="0" meta:image-count="0" meta:object-count="0" meta:page-count="1" meta:paragraph-count="10" meta:word-count="112" meta:character-count="795" meta:non-whitespace-character-count="694"/>
    <meta:template xlink:type="simple" xlink:actuate="onRequest" xlink:title="Official Book" xlink:href="../../templates/Book.ott" meta:date="2023-11-17T20:33:17.245827505"/>
  </office:meta>
</office:document-meta>
</file>